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72.66" calcext:value-type="float">
            <text:p>272,66</text:p>
          </table:table-cell>
          <table:table-cell office:value-type="float" office:value="56.53" calcext:value-type="float">
            <text:p>56,53</text:p>
          </table:table-cell>
          <table:table-cell office:value-type="float" office:value="60.45" calcext:value-type="float">
            <text:p>60,45</text:p>
          </table:table-cell>
          <table:table-cell office:value-type="float" office:value="52.76" calcext:value-type="float">
            <text:p>52,76</text:p>
          </table:table-cell>
          <table:table-cell office:value-type="float" office:value="33.09" calcext:value-type="float">
            <text:p>33,0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894.44" calcext:value-type="float">
            <text:p>894,44</text:p>
          </table:table-cell>
          <table:table-cell office:value-type="float" office:value="36.62" calcext:value-type="float">
            <text:p>36,62</text:p>
          </table:table-cell>
          <table:table-cell office:value-type="float" office:value="50.55" calcext:value-type="float">
            <text:p>50,55</text:p>
          </table:table-cell>
          <table:table-cell office:value-type="float" office:value="33.95" calcext:value-type="float">
            <text:p>33,95</text:p>
          </table:table-cell>
          <table:table-cell office:value-type="float" office:value="28.23" calcext:value-type="float">
            <text:p>28,23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495.7" calcext:value-type="float">
            <text:p>495,7</text:p>
          </table:table-cell>
          <table:table-cell office:value-type="float" office:value="51.64" calcext:value-type="float">
            <text:p>51,64</text:p>
          </table:table-cell>
          <table:table-cell office:value-type="float" office:value="47.3" calcext:value-type="float">
            <text:p>47,3</text:p>
          </table:table-cell>
          <table:table-cell office:value-type="float" office:value="51.86" calcext:value-type="float">
            <text:p>51,86</text:p>
          </table:table-cell>
          <table:table-cell office:value-type="float" office:value="61.65" calcext:value-type="float">
            <text:p>61,65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88.65" calcext:value-type="float">
            <text:p>588,65</text:p>
          </table:table-cell>
          <table:table-cell office:value-type="float" office:value="28.82" calcext:value-type="float">
            <text:p>28,82</text:p>
          </table:table-cell>
          <table:table-cell office:value-type="float" office:value="29.86" calcext:value-type="float">
            <text:p>29,86</text:p>
          </table:table-cell>
          <table:table-cell office:value-type="float" office:value="30.26" calcext:value-type="float">
            <text:p>30,26</text:p>
          </table:table-cell>
          <table:table-cell office:value-type="float" office:value="24.62" calcext:value-type="float">
            <text:p>24,62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47.82" calcext:value-type="float">
            <text:p>247,82</text:p>
          </table:table-cell>
          <table:table-cell office:value-type="float" office:value="43.81" calcext:value-type="float">
            <text:p>43,81</text:p>
          </table:table-cell>
          <table:table-cell office:value-type="float" office:value="41.36" calcext:value-type="float">
            <text:p>41,36</text:p>
          </table:table-cell>
          <table:table-cell office:value-type="float" office:value="39.38" calcext:value-type="float">
            <text:p>39,38</text:p>
          </table:table-cell>
          <table:table-cell office:value-type="float" office:value="32.49" calcext:value-type="float">
            <text:p>32,49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06.71" calcext:value-type="float">
            <text:p>1106,71</text:p>
          </table:table-cell>
          <table:table-cell office:value-type="float" office:value="43.91" calcext:value-type="float">
            <text:p>43,91</text:p>
          </table:table-cell>
          <table:table-cell office:value-type="float" office:value="53.05" calcext:value-type="float">
            <text:p>53,05</text:p>
          </table:table-cell>
          <table:table-cell office:value-type="float" office:value="37.21" calcext:value-type="float">
            <text:p>37,21</text:p>
          </table:table-cell>
          <table:table-cell office:value-type="float" office:value="30.61" calcext:value-type="float">
            <text:p>30,61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863.63" calcext:value-type="float">
            <text:p>863,63</text:p>
          </table:table-cell>
          <table:table-cell office:value-type="float" office:value="37.17" calcext:value-type="float">
            <text:p>37,17</text:p>
          </table:table-cell>
          <table:table-cell office:value-type="float" office:value="37.08" calcext:value-type="float">
            <text:p>37,08</text:p>
          </table:table-cell>
          <table:table-cell office:value-type="float" office:value="47.15" calcext:value-type="float">
            <text:p>47,15</text:p>
          </table:table-cell>
          <table:table-cell office:value-type="float" office:value="30.38" calcext:value-type="float">
            <text:p>30,3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31.75" calcext:value-type="float">
            <text:p>431,75</text:p>
          </table:table-cell>
          <table:table-cell office:value-type="float" office:value="46.65" calcext:value-type="float">
            <text:p>46,65</text:p>
          </table:table-cell>
          <table:table-cell office:value-type="float" office:value="35.66" calcext:value-type="float">
            <text:p>35,66</text:p>
          </table:table-cell>
          <table:table-cell office:value-type="float" office:value="38.37" calcext:value-type="float">
            <text:p>38,37</text:p>
          </table:table-cell>
          <table:table-cell office:value-type="float" office:value="32.98" calcext:value-type="float">
            <text:p>32,9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71.04" calcext:value-type="float">
            <text:p>971,04</text:p>
          </table:table-cell>
          <table:table-cell office:value-type="float" office:value="41.4" calcext:value-type="float">
            <text:p>41,4</text:p>
          </table:table-cell>
          <table:table-cell office:value-type="float" office:value="37.82" calcext:value-type="float">
            <text:p>37,82</text:p>
          </table:table-cell>
          <table:table-cell office:value-type="float" office:value="40.08" calcext:value-type="float">
            <text:p>40,08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124.92" calcext:value-type="float">
            <text:p>1124,92</text:p>
          </table:table-cell>
          <table:table-cell office:value-type="float" office:value="40.97" calcext:value-type="float">
            <text:p>40,97</text:p>
          </table:table-cell>
          <table:table-cell office:value-type="float" office:value="35.38" calcext:value-type="float">
            <text:p>35,38</text:p>
          </table:table-cell>
          <table:table-cell office:value-type="float" office:value="41.59" calcext:value-type="float">
            <text:p>41,59</text:p>
          </table:table-cell>
          <table:table-cell office:value-type="float" office:value="27.82" calcext:value-type="float">
            <text:p>27,82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5.4" calcext:value-type="float">
            <text:p>85,4</text:p>
          </table:table-cell>
          <table:table-cell office:value-type="float" office:value="26.81" calcext:value-type="float">
            <text:p>26,81</text:p>
          </table:table-cell>
          <table:table-cell office:value-type="float" office:value="25.02" calcext:value-type="float">
            <text:p>25,02</text:p>
          </table:table-cell>
          <table:table-cell office:value-type="float" office:value="24.67" calcext:value-type="float">
            <text:p>24,67</text:p>
          </table:table-cell>
          <table:table-cell office:value-type="float" office:value="24.29" calcext:value-type="float">
            <text:p>24,29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917.78" calcext:value-type="float">
            <text:p>917,78</text:p>
          </table:table-cell>
          <table:table-cell office:value-type="float" office:value="38.37" calcext:value-type="float">
            <text:p>38,37</text:p>
          </table:table-cell>
          <table:table-cell office:value-type="float" office:value="36.27" calcext:value-type="float">
            <text:p>36,27</text:p>
          </table:table-cell>
          <table:table-cell office:value-type="float" office:value="49.05" calcext:value-type="float">
            <text:p>49,05</text:p>
          </table:table-cell>
          <table:table-cell office:value-type="float" office:value="34.59" calcext:value-type="float">
            <text:p>34,59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417.8" calcext:value-type="float">
            <text:p>417,8</text:p>
          </table:table-cell>
          <table:table-cell office:value-type="float" office:value="44.52" calcext:value-type="float">
            <text:p>44,52</text:p>
          </table:table-cell>
          <table:table-cell office:value-type="float" office:value="33.37" calcext:value-type="float">
            <text:p>33,37</text:p>
          </table:table-cell>
          <table:table-cell office:value-type="float" office:value="38.07" calcext:value-type="float">
            <text:p>38,07</text:p>
          </table:table-cell>
          <table:table-cell office:value-type="float" office:value="42.77" calcext:value-type="float">
            <text:p>42,77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913.64" calcext:value-type="float">
            <text:p>913,64</text:p>
          </table:table-cell>
          <table:table-cell office:value-type="float" office:value="32.5" calcext:value-type="float">
            <text:p>32,5</text:p>
          </table:table-cell>
          <table:table-cell office:value-type="float" office:value="31.79" calcext:value-type="float">
            <text:p>31,79</text:p>
          </table:table-cell>
          <table:table-cell office:value-type="float" office:value="36.56" calcext:value-type="float">
            <text:p>36,56</text:p>
          </table:table-cell>
          <table:table-cell office:value-type="float" office:value="27.28" calcext:value-type="float">
            <text:p>27,28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231.31" calcext:value-type="float">
            <text:p>231,31</text:p>
          </table:table-cell>
          <table:table-cell office:value-type="float" office:value="28.54" calcext:value-type="float">
            <text:p>28,54</text:p>
          </table:table-cell>
          <table:table-cell office:value-type="float" office:value="27.38" calcext:value-type="float">
            <text:p>27,38</text:p>
          </table:table-cell>
          <table:table-cell office:value-type="float" office:value="24.99" calcext:value-type="float">
            <text:p>24,99</text:p>
          </table:table-cell>
          <table:table-cell office:value-type="float" office:value="25.66" calcext:value-type="float">
            <text:p>25,66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04.92" calcext:value-type="float">
            <text:p>104,92</text:p>
          </table:table-cell>
          <table:table-cell office:value-type="float" office:value="46.65" calcext:value-type="float">
            <text:p>46,65</text:p>
          </table:table-cell>
          <table:table-cell office:value-type="float" office:value="40.92" calcext:value-type="float">
            <text:p>40,92</text:p>
          </table:table-cell>
          <table:table-cell office:value-type="float" office:value="44.58" calcext:value-type="float">
            <text:p>44,58</text:p>
          </table:table-cell>
          <table:table-cell office:value-type="float" office:value="53.08" calcext:value-type="float">
            <text:p>53,08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122.27" calcext:value-type="float">
            <text:p>1122,27</text:p>
          </table:table-cell>
          <table:table-cell office:value-type="float" office:value="36.55" calcext:value-type="float">
            <text:p>36,55</text:p>
          </table:table-cell>
          <table:table-cell office:value-type="float" office:value="32.44" calcext:value-type="float">
            <text:p>32,44</text:p>
          </table:table-cell>
          <table:table-cell office:value-type="float" office:value="48.38" calcext:value-type="float">
            <text:p>48,38</text:p>
          </table:table-cell>
          <table:table-cell office:value-type="float" office:value="36.79" calcext:value-type="float">
            <text:p>36,79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24.77" calcext:value-type="float">
            <text:p>24,77</text:p>
          </table:table-cell>
          <table:table-cell office:value-type="float" office:value="17.41" calcext:value-type="float">
            <text:p>17,41</text:p>
          </table:table-cell>
          <table:table-cell office:value-type="float" office:value="17.5" calcext:value-type="float">
            <text:p>17,5</text:p>
          </table:table-cell>
          <table:table-cell office:value-type="float" office:value="17.58" calcext:value-type="float">
            <text:p>17,58</text:p>
          </table:table-cell>
          <table:table-cell office:value-type="float" office:value="17.96" calcext:value-type="float">
            <text:p>17,96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240.87" calcext:value-type="float">
            <text:p>240,87</text:p>
          </table:table-cell>
          <table:table-cell office:value-type="float" office:value="45.54" calcext:value-type="float">
            <text:p>45,54</text:p>
          </table:table-cell>
          <table:table-cell office:value-type="float" office:value="44.9" calcext:value-type="float">
            <text:p>44,9</text:p>
          </table:table-cell>
          <table:table-cell office:value-type="float" office:value="45.9" calcext:value-type="float">
            <text:p>45,9</text:p>
          </table:table-cell>
          <table:table-cell office:value-type="float" office:value="45.52" calcext:value-type="float">
            <text:p>45,5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528.89" calcext:value-type="float">
            <text:p>528,89</text:p>
          </table:table-cell>
          <table:table-cell office:value-type="float" office:value="34.8" calcext:value-type="float">
            <text:p>34,8</text:p>
          </table:table-cell>
          <table:table-cell office:value-type="float" office:value="36.43" calcext:value-type="float">
            <text:p>36,43</text:p>
          </table:table-cell>
          <table:table-cell office:value-type="float" office:value="33.93" calcext:value-type="float">
            <text:p>33,93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2.7" calcext:value-type="float">
            <text:p>12,7</text:p>
          </table:table-cell>
          <table:table-cell office:value-type="float" office:value="22.16" calcext:value-type="float">
            <text:p>22,16</text:p>
          </table:table-cell>
          <table:table-cell office:value-type="float" office:value="22.06" calcext:value-type="float">
            <text:p>22,06</text:p>
          </table:table-cell>
          <table:table-cell office:value-type="float" office:value="21.97" calcext:value-type="float">
            <text:p>21,97</text:p>
          </table:table-cell>
          <table:table-cell office:value-type="float" office:value="22.36" calcext:value-type="float">
            <text:p>22,3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552.27" calcext:value-type="float">
            <text:p>552,27</text:p>
          </table:table-cell>
          <table:table-cell table:style-name="ce1" table:formula="of:=AVERAGE([.C2:.C22])" office:value-type="float" office:value="38.1604761904762" calcext:value-type="float">
            <text:p>38,16</text:p>
          </table:table-cell>
          <table:table-cell table:style-name="ce1" table:formula="of:=AVERAGE([.D2:.D22])" office:value-type="float" office:value="36.9804761904762" calcext:value-type="float">
            <text:p>36,98</text:p>
          </table:table-cell>
          <table:table-cell table:style-name="ce1" table:formula="of:=AVERAGE([.E2:.E22])" office:value-type="float" office:value="38.0138095238095" calcext:value-type="float">
            <text:p>38,01</text:p>
          </table:table-cell>
          <table:table-cell table:style-name="ce1" table:formula="of:=AVERAGE([.F2:.F22])" office:value-type="float" office:value="33.3033333333333" calcext:value-type="float">
            <text:p>33,30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378.583027315579" calcext:value-type="float">
            <text:p>378,58</text:p>
          </table:table-cell>
          <table:table-cell table:style-name="ce1" table:formula="of:=STDEV([.C2:.C23])" office:value-type="float" office:value="9.4770356407026" calcext:value-type="float">
            <text:p>9,48</text:p>
          </table:table-cell>
          <table:table-cell table:style-name="ce1" table:formula="of:=STDEV([.D2:.D23])" office:value-type="float" office:value="10.1219814906496" calcext:value-type="float">
            <text:p>10,12</text:p>
          </table:table-cell>
          <table:table-cell table:style-name="ce1" table:formula="of:=STDEV([.E2:.E23])" office:value-type="float" office:value="9.6731062998154" calcext:value-type="float">
            <text:p>9,67</text:p>
          </table:table-cell>
          <table:table-cell table:style-name="ce1" table:formula="of:=STDEV([.F2:.F23])" office:value-type="float" office:value="10.5163280452616" calcext:value-type="float">
            <text:p>10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12:51.654991859</dc:date>
    <meta:editing-duration>PT23M9S</meta:editing-duration>
    <meta:editing-cycles>7</meta:editing-cycles>
    <meta:generator>LibreOffice/7.3.7.2$Linux_X86_64 LibreOffice_project/30$Build-2</meta:generator>
    <meta:document-statistic meta:table-count="1" meta:cell-count="143" meta:object-count="0"/>
  </office:meta>
</office:document-meta>
</file>